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center" draw:textarea-vertical-align="middle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="solid" draw:fill-color="#0084d1" draw:textarea-horizontal-align="center" draw:textarea-vertical-align="middle" fo:min-height="0.072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8cm" fo:min-width="0cm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style:paragraph-properties fo:text-align="center"/>
      <style:text-properties fo:font-size="9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  <style:text-properties fo:font-size="9pt" style:text-underline-style="none" style:font-size-asian="18pt" style:font-size-complex="1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9pt" style:text-underline-style="none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xml:id="id6" draw:id="id6" draw:layer="layout" svg:width="1.908cm" svg:height="0.569cm" svg:x="2.726cm" svg:y="17.05cm">
          <text:p text:style-name="P1"><text:span text:style-name="T1">SIMPLE</text:span></text:p>
        </draw:rect>
        <draw:rect draw:style-name="gr1" draw:text-style-name="P2" xml:id="id7" draw:id="id7" draw:layer="layout" svg:width="1.907cm" svg:height="0.571cm" svg:x="10.711cm" svg:y="17.049cm">
          <text:p text:style-name="P1"><text:span text:style-name="T1">DOUBLE</text:span></text:p>
        </draw:rect>
        <draw:rect draw:style-name="gr1" draw:text-style-name="P2" xml:id="id2" draw:id="id2" draw:layer="layout" svg:width="1.908cm" svg:height="0.569cm" svg:x="6.764cm" svg:y="12.075cm">
          <text:p text:style-name="P1"><text:span text:style-name="T1">CHAMBRE</text:span></text:p>
        </draw:rect>
        <draw:ellipse draw:style-name="gr2" draw:text-style-name="P3" xml:id="id1" draw:id="id1" draw:layer="layout" svg:width="2.12cm" svg:height="0.737cm" svg:x="4.317cm" svg:y="11.218cm">
          <text:p text:style-name="P1"><text:span text:style-name="T2">ChambreID</text:span></text:p>
        </draw:ellipse>
        <draw:ellipse draw:style-name="gr2" draw:text-style-name="P4" xml:id="id3" draw:id="id3" draw:layer="layout" svg:width="1.634cm" svg:height="0.595cm" svg:x="6.651cm" svg:y="9.947cm">
          <text:p text:style-name="P1"><text:span text:style-name="T3">Prix</text:span></text:p>
        </draw:ellipse>
        <draw:ellipse draw:style-name="gr2" draw:text-style-name="P4" xml:id="id4" draw:id="id4" draw:layer="layout" svg:width="1.635cm" svg:height="0.595cm" svg:x="5.793cm" svg:y="10.618cm">
          <text:p text:style-name="P1"><text:span text:style-name="T3">Numéro</text:span></text:p>
        </draw:ellipse>
        <draw:connector draw:style-name="gr3" draw:text-style-name="P2" draw:layer="layout" draw:type="line" svg:x1="5.377cm" svg:y1="11.955cm" svg:x2="7.718cm" svg:y2="12.075cm" draw:start-shape="id1" draw:start-glue-point="2" draw:end-shape="id2" draw:end-glue-point="0" svg:d="m5377 11955 2341 120">
          <text:p/>
        </draw:connector>
        <draw:connector draw:style-name="gr3" draw:text-style-name="P2" draw:layer="layout" draw:type="line" svg:x1="7.468cm" svg:y1="10.542cm" svg:x2="7.718cm" svg:y2="12.075cm" draw:start-shape="id3" draw:start-glue-point="2" draw:end-shape="id2" draw:end-glue-point="0" svg:d="m7468 10542 250 1533">
          <text:p/>
        </draw:connector>
        <draw:connector draw:style-name="gr3" draw:text-style-name="P2" draw:layer="layout" draw:type="line" svg:x1="6.61cm" svg:y1="11.213cm" svg:x2="7.718cm" svg:y2="12.075cm" draw:start-shape="id4" draw:start-glue-point="2" draw:end-shape="id2" draw:end-glue-point="0" svg:d="m6610 11213 1108 862">
          <text:p/>
        </draw:connector>
        <draw:custom-shape draw:style-name="gr4" draw:text-style-name="P2" xml:id="id5" draw:id="id5" draw:layer="layout" svg:width="0.851cm" svg:height="0.964cm" svg:x="7.293cm" svg:y="15.01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draw:type="line" svg:x1="7.718cm" svg:y1="12.644cm" svg:x2="7.718cm" svg:y2="15.019cm" draw:start-shape="id2" draw:start-glue-point="2" draw:end-shape="id5" draw:end-glue-point="4" svg:d="m7718 12644v2375">
          <text:p/>
        </draw:connector>
        <draw:connector draw:style-name="gr5" draw:text-style-name="P1" draw:layer="layout" draw:type="line" svg:x1="7.293cm" svg:y1="15.983cm" svg:x2="4.634cm" svg:y2="17.334cm" draw:start-shape="id5" draw:start-glue-point="6" draw:end-shape="id6" svg:d="m7293 15983-2659 1351">
          <text:p/>
        </draw:connector>
        <draw:connector draw:style-name="gr5" draw:text-style-name="P1" draw:layer="layout" draw:type="line" svg:x1="8.144cm" svg:y1="15.983cm" svg:x2="10.711cm" svg:y2="17.334cm" draw:start-shape="id5" draw:start-glue-point="8" draw:end-shape="id7" draw:end-glue-point="3" svg:d="m8144 15983 2567 1351">
          <text:p/>
        </draw:connector>
        <draw:frame draw:style-name="gr6" draw:text-style-name="P5" draw:layer="layout" svg:width="0.697cm" svg:height="0.645cm" svg:x="7.708cm" svg:y="12.75cm">
          <draw:text-box>
            <text:p><text:span text:style-name="T4">1</text:span></text:p>
          </draw:text-box>
        </draw:frame>
        <draw:frame draw:style-name="gr7" draw:text-style-name="P5" draw:layer="layout" svg:width="0.697cm" svg:height="0.645cm" svg:x="4.603cm" svg:y="16.5cm">
          <draw:text-box>
            <text:p><text:span text:style-name="T4">1</text:span></text:p>
          </draw:text-box>
        </draw:frame>
        <draw:frame draw:style-name="gr8" draw:text-style-name="P7" draw:layer="layout" svg:width="1.992cm" svg:height="1.058cm" svg:x="7.755cm" svg:y="13.76cm">
          <draw:text-box>
            <text:p text:style-name="P6"><text:span text:style-name="T5">disjoint et</text:span><text:span text:style-name="T5"><text:line-break/></text:span><text:span text:style-name="T5">complet</text:span></text:p>
          </draw:text-box>
        </draw:frame>
        <draw:custom-shape draw:style-name="gr9" draw:text-style-name="P8" xml:id="id8" draw:id="id8" draw:layer="layout" svg:width="2.549cm" svg:height="1.137cm" svg:x="2.719cm" svg:y="7.405cm">
          <text:p text:style-name="P1"><text:span text:style-name="T6">RESERV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6.764cm" svg:y1="12.359cm" svg:x2="3.994cm" svg:y2="8.542cm" draw:start-shape="id2" draw:start-glue-point="3" draw:end-shape="id8" draw:end-glue-point="6" svg:d="m6764 12359h-2770v-3817">
          <text:p/>
        </draw:connector>
        <draw:connector draw:style-name="gr5" draw:text-style-name="P1" draw:layer="layout" svg:x1="6.278cm" svg:y1="4.809cm" svg:x2="3.994cm" svg:y2="7.405cm" draw:start-shape="id9" draw:start-glue-point="3" draw:end-shape="id8" draw:end-glue-point="4" svg:d="m6278 4809h-2284v2596">
          <text:p/>
        </draw:connector>
        <draw:custom-shape draw:style-name="gr9" draw:text-style-name="P8" xml:id="id11" draw:id="id11" draw:layer="layout" svg:width="2.408cm" svg:height="0.804cm" svg:x="17.592cm" svg:y="9.696cm">
          <text:p text:style-name="P1"><text:span text:style-name="T6">DIRI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6.393cm" svg:y1="13.131cm" svg:x2="18.796cm" svg:y2="10.5cm" draw:start-shape="id10" draw:start-glue-point="1" draw:end-shape="id11" draw:end-glue-point="6" svg:d="m16393 13131h2403v-2631">
          <text:p/>
        </draw:connector>
        <draw:connector draw:style-name="gr5" draw:text-style-name="P1" draw:layer="layout" svg:x1="18.796cm" svg:y1="9.696cm" svg:x2="17.67cm" svg:y2="7.328cm" draw:start-shape="id11" draw:start-glue-point="4" draw:end-shape="id12" draw:end-glue-point="1" svg:d="m18796 9696v-2368h-1126">
          <text:p/>
        </draw:connector>
        <draw:ellipse draw:style-name="gr2" draw:text-style-name="P4" xml:id="id13" draw:id="id13" draw:layer="layout" svg:width="2.116cm" svg:height="0.59cm" svg:x="10.625cm" svg:y="15.464cm">
          <text:p text:style-name="P1"><text:span text:style-name="T3">Type de lit</text:span></text:p>
        </draw:ellipse>
        <draw:connector draw:style-name="gr3" draw:text-style-name="P2" draw:layer="layout" draw:type="line" svg:x1="11.683cm" svg:y1="16.054cm" svg:x2="11.664cm" svg:y2="17.049cm" draw:start-shape="id13" draw:start-glue-point="2" draw:end-shape="id7" draw:end-glue-point="0" svg:d="m11683 16054-19 995">
          <text:p/>
        </draw:connector>
        <draw:rect draw:style-name="gr1" draw:text-style-name="P2" xml:id="id12" draw:id="id12" draw:layer="layout" svg:width="1.907cm" svg:height="0.571cm" svg:x="15.763cm" svg:y="7.043cm">
          <text:p text:style-name="P1"><text:span text:style-name="T1">EMPLOYE</text:span></text:p>
        </draw:rect>
        <draw:ellipse draw:style-name="gr2" draw:text-style-name="P3" xml:id="id14" draw:id="id14" draw:layer="layout" svg:width="2.015cm" svg:height="0.696cm" svg:x="14.145cm" svg:y="5.948cm">
          <text:p text:style-name="P1"><text:span text:style-name="T2">EmployeID</text:span></text:p>
        </draw:ellipse>
        <draw:connector draw:style-name="gr3" draw:text-style-name="P2" draw:layer="layout" draw:type="line" svg:x1="15.152cm" svg:y1="6.644cm" svg:x2="16.716cm" svg:y2="7.043cm" draw:start-shape="id14" draw:start-glue-point="2" draw:end-shape="id12" draw:end-glue-point="0" svg:d="m15152 6644 1564 399">
          <text:p/>
        </draw:connector>
        <draw:ellipse draw:style-name="gr2" draw:text-style-name="P4" xml:id="id15" draw:id="id15" draw:layer="layout" svg:width="1.635cm" svg:height="0.595cm" svg:x="15.81cm" svg:y="5.189cm">
          <text:p text:style-name="P1"><text:span text:style-name="T3">Nom</text:span></text:p>
        </draw:ellipse>
        <draw:connector draw:style-name="gr3" draw:text-style-name="P2" draw:layer="layout" draw:type="line" svg:x1="16.627cm" svg:y1="5.784cm" svg:x2="16.716cm" svg:y2="7.043cm" draw:start-shape="id15" draw:start-glue-point="2" draw:end-shape="id12" draw:end-glue-point="0" svg:d="m16627 5784 89 1259">
          <text:p/>
        </draw:connector>
        <draw:ellipse draw:style-name="gr2" draw:text-style-name="P4" xml:id="id16" draw:id="id16" draw:layer="layout" svg:width="1.635cm" svg:height="0.595cm" svg:x="17.055cm" svg:y="5.887cm">
          <text:p text:style-name="P1"><text:span text:style-name="T3">Fonction</text:span></text:p>
        </draw:ellipse>
        <draw:connector draw:style-name="gr3" draw:text-style-name="P2" draw:layer="layout" draw:type="line" svg:x1="17.872cm" svg:y1="6.482cm" svg:x2="16.716cm" svg:y2="7.043cm" draw:start-shape="id16" draw:start-glue-point="2" draw:end-shape="id12" draw:end-glue-point="0" svg:d="m17872 6482-1156 561">
          <text:p/>
        </draw:connector>
        <draw:custom-shape draw:style-name="gr9" draw:text-style-name="P8" xml:id="id17" draw:id="id17" draw:layer="layout" svg:width="2.456cm" svg:height="1.023cm" svg:x="11.233cm" svg:y="9.604cm">
          <text:p text:style-name="P1"><text:span text:style-name="T6">SERV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8.672cm" svg:y1="12.359cm" svg:x2="11.233cm" svg:y2="10.115cm" draw:start-shape="id2" draw:start-glue-point="1" draw:end-shape="id17" svg:d="m8672 12359 2561-2244">
          <text:p/>
        </draw:connector>
        <draw:frame draw:style-name="gr10" draw:text-style-name="P5" draw:layer="layout" svg:width="0.904cm" svg:height="0.645cm" svg:x="9.153cm" svg:y="11.628cm">
          <draw:text-box>
            <text:p><text:span text:style-name="T4">n</text:span></text:p>
          </draw:text-box>
        </draw:frame>
        <draw:rect draw:style-name="gr1" draw:text-style-name="P2" xml:id="id10" draw:id="id10" draw:layer="layout" svg:width="1.908cm" svg:height="0.569cm" svg:x="14.485cm" svg:y="12.847cm">
          <text:p text:style-name="P1"><text:span text:style-name="T1">HOTEL</text:span></text:p>
        </draw:rect>
        <draw:ellipse draw:style-name="gr2" draw:text-style-name="P3" xml:id="id18" draw:id="id18" draw:layer="layout" svg:width="1.635cm" svg:height="0.59cm" svg:x="15.685cm" svg:y="14.341cm">
          <text:p text:style-name="P1"><text:span text:style-name="T2">HotelID</text:span></text:p>
        </draw:ellipse>
        <draw:connector draw:style-name="gr3" draw:text-style-name="P2" draw:layer="layout" draw:type="line" svg:x1="16.502cm" svg:y1="14.341cm" svg:x2="15.439cm" svg:y2="13.416cm" draw:start-shape="id18" draw:start-glue-point="0" draw:end-shape="id10" draw:end-glue-point="2" svg:d="m16502 14341-1063-925">
          <text:p/>
        </draw:connector>
        <draw:ellipse draw:style-name="gr2" draw:text-style-name="P4" xml:id="id19" draw:id="id19" draw:layer="layout" svg:width="1.635cm" svg:height="0.595cm" svg:x="13.509cm" svg:y="14.247cm">
          <text:p text:style-name="P1"><text:span text:style-name="T3">Nom</text:span></text:p>
        </draw:ellipse>
        <draw:connector draw:style-name="gr3" draw:text-style-name="P2" draw:layer="layout" draw:type="line" svg:x1="14.326cm" svg:y1="14.247cm" svg:x2="15.439cm" svg:y2="13.416cm" draw:start-shape="id19" draw:start-glue-point="0" draw:end-shape="id10" draw:end-glue-point="2" svg:d="m14326 14247 1113-831">
          <text:p/>
        </draw:connector>
        <draw:custom-shape draw:style-name="gr9" draw:text-style-name="P8" xml:id="id20" draw:id="id20" draw:layer="layout" svg:width="2.549cm" svg:height="1.137cm" svg:x="10.467cm" svg:y="12.256cm">
          <text:p text:style-name="P1"><text:span text:style-name="T6">POSSE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4.485cm" svg:y1="13.131cm" svg:x2="13.016cm" svg:y2="12.825cm" draw:start-shape="id10" draw:start-glue-point="3" draw:end-shape="id20" draw:end-glue-point="7" svg:d="m14485 13131-1469-306">
          <text:p/>
        </draw:connector>
        <draw:connector draw:style-name="gr5" draw:text-style-name="P1" draw:layer="layout" draw:type="line" svg:x1="10.467cm" svg:y1="12.825cm" svg:x2="8.672cm" svg:y2="12.359cm" draw:start-shape="id20" draw:start-glue-point="5" draw:end-shape="id2" draw:end-glue-point="1" svg:d="m10467 12825-1795-466">
          <text:p/>
        </draw:connector>
        <draw:frame draw:style-name="gr6" draw:text-style-name="P5" draw:layer="layout" svg:width="0.697cm" svg:height="0.645cm" svg:x="10.1cm" svg:y="16.5cm">
          <draw:text-box>
            <text:p><text:span text:style-name="T4">1</text:span></text:p>
          </draw:text-box>
        </draw:frame>
        <draw:ellipse draw:style-name="gr2" draw:text-style-name="P4" xml:id="id21" draw:id="id21" draw:layer="layout" svg:width="2.007cm" svg:height="0.599cm" svg:x="7.652cm" svg:y="10.538cm">
          <text:p text:style-name="P1"><text:span text:style-name="T3">Description</text:span></text:p>
        </draw:ellipse>
        <draw:connector draw:style-name="gr3" draw:text-style-name="P2" draw:layer="layout" draw:type="line" svg:x1="8.655cm" svg:y1="11.137cm" svg:x2="7.718cm" svg:y2="12.075cm" draw:start-shape="id21" draw:start-glue-point="2" draw:end-shape="id2" draw:end-glue-point="0" svg:d="m8655 11137-937 938">
          <text:p/>
        </draw:connector>
        <draw:ellipse draw:style-name="gr2" draw:text-style-name="P4" xml:id="id22" draw:id="id22" draw:layer="layout" svg:width="3.368cm" svg:height="0.707cm" svg:x="1.969cm" svg:y="15.479cm">
          <text:p text:style-name="P1"><text:span text:style-name="T3">Type salle de bain</text:span></text:p>
        </draw:ellipse>
        <draw:connector draw:style-name="gr3" draw:text-style-name="P2" draw:layer="layout" draw:type="line" svg:x1="3.653cm" svg:y1="16.186cm" svg:x2="3.68cm" svg:y2="17.05cm" draw:start-shape="id22" draw:start-glue-point="2" draw:end-shape="id6" draw:end-glue-point="0" svg:d="m3653 16186 27 864">
          <text:p/>
        </draw:connector>
        <draw:frame draw:style-name="gr6" draw:text-style-name="P5" draw:layer="layout" svg:width="0.68cm" svg:height="0.645cm" svg:x="18.108cm" svg:y="7.253cm">
          <draw:text-box>
            <text:p><text:span text:style-name="T4">c</text:span></text:p>
          </draw:text-box>
        </draw:frame>
        <draw:frame draw:style-name="gr6" draw:text-style-name="P5" draw:layer="layout" svg:width="0.697cm" svg:height="0.645cm" svg:x="16.514cm" svg:y="12.475cm">
          <draw:text-box>
            <text:p><text:span text:style-name="T4">1</text:span></text:p>
          </draw:text-box>
        </draw:frame>
        <draw:frame draw:style-name="gr6" draw:text-style-name="P5" draw:layer="layout" svg:width="0.697cm" svg:height="0.645cm" svg:x="8.919cm" svg:y="12.484cm">
          <draw:text-box>
            <text:p><text:span text:style-name="T4">1</text:span></text:p>
          </draw:text-box>
        </draw:frame>
        <draw:frame draw:style-name="gr6" draw:text-style-name="P5" draw:layer="layout" svg:width="0.697cm" svg:height="0.645cm" svg:x="13.852cm" svg:y="12.331cm">
          <draw:text-box>
            <text:p><text:span text:style-name="T4">n</text:span></text:p>
          </draw:text-box>
        </draw:frame>
        <draw:ellipse draw:style-name="gr2" draw:text-style-name="P4" xml:id="id23" draw:id="id23" draw:layer="layout" svg:width="1.635cm" svg:height="0.595cm" svg:x="14.64cm" svg:y="15.075cm">
          <text:p text:style-name="P1"><text:span text:style-name="T3">Adresse</text:span></text:p>
        </draw:ellipse>
        <draw:connector draw:style-name="gr3" draw:text-style-name="P2" draw:layer="layout" draw:type="line" svg:x1="15.457cm" svg:y1="15.075cm" svg:x2="15.439cm" svg:y2="13.416cm" draw:start-shape="id23" draw:start-glue-point="0" draw:end-shape="id10" draw:end-glue-point="2" svg:d="m15457 15075-18-1659">
          <text:p/>
        </draw:connector>
        <draw:ellipse draw:style-name="gr2" draw:text-style-name="P4" xml:id="id24" draw:id="id24" draw:layer="layout" svg:width="2.028cm" svg:height="0.601cm" svg:x="17.091cm" svg:y="13.971cm">
          <text:p text:style-name="P1"><text:span text:style-name="T3">Description</text:span></text:p>
        </draw:ellipse>
        <draw:connector draw:style-name="gr3" draw:text-style-name="P2" draw:layer="layout" draw:type="line" svg:x1="18.105cm" svg:y1="13.971cm" svg:x2="15.439cm" svg:y2="13.416cm" draw:start-shape="id24" draw:start-glue-point="0" draw:end-shape="id10" draw:end-glue-point="2" svg:d="m18105 13971-2666-555">
          <text:p/>
        </draw:connector>
        <draw:rect draw:style-name="gr1" draw:text-style-name="P2" xml:id="id9" draw:id="id9" draw:layer="layout" svg:width="1.908cm" svg:height="0.569cm" svg:x="6.278cm" svg:y="4.525cm">
          <text:p text:style-name="P1"><text:span text:style-name="T1">CLIENT</text:span></text:p>
        </draw:rect>
        <draw:ellipse draw:style-name="gr2" draw:text-style-name="P3" xml:id="id25" draw:id="id25" draw:layer="layout" svg:width="1.635cm" svg:height="0.595cm" svg:x="4.316cm" svg:y="3.668cm">
          <text:p text:style-name="P1"><text:span text:style-name="T2">ClientID</text:span></text:p>
        </draw:ellipse>
        <draw:ellipse draw:style-name="gr2" draw:text-style-name="P4" xml:id="id26" draw:id="id26" draw:layer="layout" svg:width="3.233cm" svg:height="0.545cm" svg:x="5.448cm" svg:y="2.286cm">
          <text:p text:style-name="P1"><text:span text:style-name="T3">Adresse</text:span></text:p>
        </draw:ellipse>
        <draw:ellipse draw:style-name="gr2" draw:text-style-name="P4" xml:id="id27" draw:id="id27" draw:layer="layout" svg:width="2.078cm" svg:height="0.619cm" svg:x="4.756cm" svg:y="2.874cm">
          <text:p text:style-name="P1"><text:span text:style-name="T3">Nom</text:span></text:p>
        </draw:ellipse>
        <draw:connector draw:style-name="gr3" draw:text-style-name="P2" draw:layer="layout" draw:type="line" svg:x1="5.133cm" svg:y1="4.263cm" svg:x2="7.232cm" svg:y2="4.525cm" draw:start-shape="id25" draw:start-glue-point="2" draw:end-shape="id9" draw:end-glue-point="0" svg:d="m5133 4263 2099 262">
          <text:p/>
        </draw:connector>
        <draw:connector draw:style-name="gr3" draw:text-style-name="P2" draw:layer="layout" draw:type="line" svg:x1="7.064cm" svg:y1="2.831cm" svg:x2="7.232cm" svg:y2="4.525cm" draw:start-shape="id26" draw:start-glue-point="2" draw:end-shape="id9" draw:end-glue-point="0" svg:d="m7064 2831 168 1694">
          <text:p/>
        </draw:connector>
        <draw:connector draw:style-name="gr3" draw:text-style-name="P2" draw:layer="layout" draw:type="line" svg:x1="5.795cm" svg:y1="3.493cm" svg:x2="7.232cm" svg:y2="4.525cm" draw:start-shape="id27" draw:start-glue-point="2" draw:end-shape="id9" draw:end-glue-point="0" svg:d="m5795 3493 1437 1032">
          <text:p/>
        </draw:connector>
        <draw:ellipse draw:style-name="gr2" draw:text-style-name="P4" xml:id="id28" draw:id="id28" draw:layer="layout" svg:width="3.032cm" svg:height="0.671cm" svg:x="7.332cm" svg:y="2.961cm">
          <text:p text:style-name="P1"><text:span text:style-name="T3">Téléphone</text:span></text:p>
        </draw:ellipse>
        <draw:connector draw:style-name="gr3" draw:text-style-name="P2" draw:layer="layout" draw:type="line" svg:x1="8.848cm" svg:y1="3.632cm" svg:x2="7.232cm" svg:y2="4.525cm" draw:start-shape="id28" draw:start-glue-point="2" draw:end-shape="id9" draw:end-glue-point="0" svg:d="m8848 3632-1616 893">
          <text:p/>
        </draw:connector>
        <draw:ellipse draw:style-name="gr2" draw:text-style-name="P4" xml:id="id29" draw:id="id29" draw:layer="layout" svg:width="3.032cm" svg:height="0.671cm" svg:x="10.15cm" svg:y="3.537cm">
          <text:p text:style-name="P1"><text:span text:style-name="T3">Email</text:span></text:p>
        </draw:ellipse>
        <draw:connector draw:style-name="gr3" draw:text-style-name="P2" draw:layer="layout" draw:type="line" svg:x1="10.15cm" svg:y1="3.872cm" svg:x2="7.232cm" svg:y2="4.525cm" draw:start-shape="id29" draw:start-glue-point="3" draw:end-shape="id9" draw:end-glue-point="0" svg:d="m10150 3872-2918 653">
          <text:p/>
        </draw:connector>
        <draw:ellipse draw:style-name="gr2" draw:text-style-name="P4" xml:id="id30" draw:id="id30" draw:layer="layout" svg:width="1.635cm" svg:height="0.595cm" svg:x="6.353cm" svg:y="8.48cm">
          <text:p text:style-name="P1"><text:span text:style-name="T3">Durée</text:span></text:p>
        </draw:ellipse>
        <draw:ellipse draw:style-name="gr2" draw:text-style-name="P4" xml:id="id31" draw:id="id31" draw:layer="layout" svg:width="2.752cm" svg:height="0.769cm" svg:x="7.549cm" svg:y="7.425cm">
          <text:p text:style-name="P1"><text:span text:style-name="T3">Date réservation</text:span></text:p>
        </draw:ellipse>
        <draw:ellipse draw:style-name="gr2" draw:text-style-name="P4" xml:id="id32" draw:id="id32" draw:layer="layout" svg:width="2.007cm" svg:height="0.599cm" svg:x="6.193cm" svg:y="6.387cm">
          <text:p text:style-name="P1"><text:span text:style-name="T3">Date arrivée</text:span></text:p>
        </draw:ellipse>
        <draw:connector draw:style-name="gr5" draw:text-style-name="P1" draw:layer="layout" draw:type="line" svg:x1="5.268cm" svg:y1="7.974cm" svg:x2="6.353cm" svg:y2="8.777cm" draw:start-shape="id8" draw:start-glue-point="7" draw:end-shape="id30" draw:end-glue-point="3" svg:d="m5268 7974 1085 803">
          <text:p/>
        </draw:connector>
        <draw:connector draw:style-name="gr5" draw:text-style-name="P1" draw:layer="layout" draw:type="line" svg:x1="5.268cm" svg:y1="7.974cm" svg:x2="7.549cm" svg:y2="7.809cm" draw:start-shape="id8" draw:start-glue-point="7" draw:end-shape="id31" draw:end-glue-point="3" svg:d="m5268 7974 2281-165">
          <text:p/>
        </draw:connector>
        <draw:connector draw:style-name="gr5" draw:text-style-name="P1" draw:layer="layout" draw:type="line" svg:x1="5.268cm" svg:y1="7.974cm" svg:x2="7.196cm" svg:y2="6.986cm" draw:start-shape="id8" draw:start-glue-point="7" draw:end-shape="id32" draw:end-glue-point="2" svg:d="m5268 7974 1928-988">
          <text:p/>
        </draw:connector>
        <draw:frame draw:style-name="gr6" draw:text-style-name="P5" draw:layer="layout" svg:width="0.875cm" svg:height="0.645cm" svg:x="5.262cm" svg:y="4.737cm">
          <draw:text-box>
            <text:p><text:span text:style-name="T4">nc</text:span></text:p>
          </draw:text-box>
        </draw:frame>
        <draw:frame draw:style-name="gr6" draw:text-style-name="P5" draw:layer="layout" svg:width="0.697cm" svg:height="0.645cm" svg:x="5.613cm" svg:y="12.307cm">
          <draw:text-box>
            <text:p><text:span text:style-name="T4">n</text:span></text:p>
          </draw:text-box>
        </draw:frame>
        <draw:connector draw:style-name="gr5" draw:text-style-name="P1" draw:layer="layout" svg:x1="13.689cm" svg:y1="10.116cm" svg:x2="15.763cm" svg:y2="7.328cm" draw:start-shape="id17" draw:start-glue-point="7" draw:end-shape="id12" svg:d="m13689 10116h1038v-2788h1036">
          <text:p/>
        </draw:connector>
        <draw:ellipse draw:style-name="gr2" draw:text-style-name="P4" xml:id="id33" draw:id="id33" draw:layer="layout" svg:width="2.415cm" svg:height="0.593cm" svg:x="10.037cm" svg:y="8.425cm">
          <text:p text:style-name="P1"><text:span text:style-name="T3">Commentaire</text:span></text:p>
        </draw:ellipse>
        <draw:connector draw:style-name="gr3" draw:text-style-name="P2" draw:layer="layout" draw:type="line" svg:x1="11.244cm" svg:y1="9.018cm" svg:x2="12.461cm" svg:y2="9.604cm" draw:start-shape="id33" draw:start-glue-point="2" draw:end-shape="id17" draw:end-glue-point="4" svg:d="m11244 9018 1217 586">
          <text:p/>
        </draw:connector>
        <draw:ellipse draw:style-name="gr2" draw:text-style-name="P4" xml:id="id34" draw:id="id34" draw:layer="layout" svg:width="1.635cm" svg:height="0.595cm" svg:x="12.534cm" svg:y="8.674cm">
          <text:p text:style-name="P1"><text:span text:style-name="T3">Date</text:span></text:p>
        </draw:ellipse>
        <draw:connector draw:style-name="gr3" draw:text-style-name="P2" draw:layer="layout" draw:type="line" svg:x1="13.351cm" svg:y1="9.269cm" svg:x2="12.461cm" svg:y2="9.604cm" draw:start-shape="id34" draw:start-glue-point="2" draw:end-shape="id17" draw:end-glue-point="4" svg:d="m13351 9269-890 335">
          <text:p/>
        </draw:connector>
        <draw:ellipse draw:style-name="gr2" draw:text-style-name="P4" xml:id="id35" draw:id="id35" draw:layer="layout" svg:width="1.635cm" svg:height="0.595cm" svg:x="11.637cm" svg:y="11.283cm">
          <text:p text:style-name="P1"><text:span text:style-name="T3">Type</text:span></text:p>
        </draw:ellipse>
        <draw:connector draw:style-name="gr3" draw:text-style-name="P2" draw:layer="layout" draw:type="line" svg:x1="12.454cm" svg:y1="11.283cm" svg:x2="12.461cm" svg:y2="10.627cm" draw:start-shape="id35" draw:start-glue-point="0" draw:end-shape="id17" draw:end-glue-point="6" svg:d="m12454 11283 7-656">
          <text:p/>
        </draw:connector>
        <draw:frame draw:style-name="gr10" draw:text-style-name="P5" draw:layer="layout" svg:width="0.904cm" svg:height="0.645cm" svg:x="14.715cm" svg:y="7.25cm">
          <draw:text-box>
            <text:p><text:span text:style-name="T4">nc</text:span></text:p>
          </draw:text-box>
        </draw:frame>
        <draw:ellipse draw:style-name="gr2" draw:text-style-name="P4" xml:id="id36" draw:id="id36" draw:layer="layout" svg:width="2.752cm" svg:height="0.769cm" svg:x="1.179cm" svg:y="6.174cm">
          <text:p text:style-name="P1"><text:span text:style-name="T3">Type séjour</text:span></text:p>
        </draw:ellipse>
        <draw:connector draw:style-name="gr5" draw:text-style-name="P1" draw:layer="layout" draw:type="line" svg:x1="2.719cm" svg:y1="7.974cm" svg:x2="2.555cm" svg:y2="6.943cm" draw:start-shape="id8" draw:start-glue-point="5" draw:end-shape="id36" draw:end-glue-point="2" svg:d="m2719 7974-164-1031">
          <text:p/>
        </draw:connector>
        <draw:custom-shape draw:style-name="gr9" draw:text-style-name="P8" xml:id="id37" draw:id="id37" draw:layer="layout" svg:width="2.417cm" svg:height="0.803cm" svg:x="14.983cm" svg:y="9.697cm">
          <text:p text:style-name="P1"><text:span text:style-name="T6">AFFEC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6.716cm" svg:y1="7.614cm" svg:x2="16.191cm" svg:y2="9.697cm" draw:start-shape="id12" draw:start-glue-point="2" draw:end-shape="id37" svg:d="m16716 7614v1041h-525v1042">
          <text:p/>
        </draw:connector>
        <draw:connector draw:style-name="gr5" draw:text-style-name="P1" draw:layer="layout" svg:x1="16.192cm" svg:y1="10.5cm" svg:x2="15.439cm" svg:y2="12.847cm" draw:start-shape="id37" draw:start-glue-point="6" draw:end-shape="id10" draw:end-glue-point="0" svg:d="m16192 10500v1174h-753v1173">
          <text:p/>
        </draw:connector>
        <draw:frame draw:style-name="gr6" draw:text-style-name="P5" draw:layer="layout" svg:width="0.697cm" svg:height="0.645cm" svg:x="15.367cm" svg:y="12.205cm">
          <draw:text-box>
            <text:p><text:span text:style-name="T4">n</text:span></text:p>
          </draw:text-box>
        </draw:frame>
        <draw:frame draw:style-name="gr6" draw:text-style-name="P5" draw:layer="layout" svg:width="0.697cm" svg:height="0.645cm" svg:x="16.718cm" svg:y="7.646cm">
          <draw:text-box>
            <text:p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14T21:03:46</dc:date>
    <meta:editing-duration>PT3H5M19S</meta:editing-duration>
    <meta:editing-cycles>26</meta:editing-cycles>
    <meta:generator>LibreOffice/3.4$Unix LibreOffice_project/340m1$Build-203</meta:generator>
    <dc:creator>Jérôme Charrière</dc:creator>
    <meta:document-statistic meta:object-count="89"/>
  </office:meta>
</office:document-meta>
</file>